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bullet text:level="1" text:style-name="WW_CharLFO14LVL1" text:bullet-char="◦">
        <style:list-level-properties text:space-before="0.6486in" text:min-label-width="0.25in" text:list-level-position-and-space-mode="label-alignment">
          <style:list-level-label-alignment text:label-followed-by="listtab" fo:margin-left="0.8986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</text:list-level-style-bullet>
      <text:list-level-style-bullet text:level="3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4" text:bullet-char="•">
        <style:list-level-properties text:space-before="2.5715in" text:min-label-width="0.25in" text:list-level-position-and-space-mode="label-alignment">
          <style:list-level-label-alignment text:label-followed-by="listtab" fo:margin-left="2.8215in" fo:text-indent="-0.25in"/>
        </style:list-level-properties>
      </text:list-level-style-bullet>
      <text:list-level-style-bullet text:level="5" text:bullet-char="•">
        <style:list-level-properties text:space-before="3.2125in" text:min-label-width="0.25in" text:list-level-position-and-space-mode="label-alignment">
          <style:list-level-label-alignment text:label-followed-by="listtab" fo:margin-left="3.4625in" fo:text-indent="-0.25in"/>
        </style:list-level-properties>
      </text:list-level-style-bullet>
      <text:list-level-style-bullet text:level="6" text:bullet-char="•">
        <style:list-level-properties text:space-before="3.8534in" text:min-label-width="0.25in" text:list-level-position-and-space-mode="label-alignment">
          <style:list-level-label-alignment text:label-followed-by="listtab" fo:margin-left="4.1034in" fo:text-indent="-0.25in"/>
        </style:list-level-properties>
      </text:list-level-style-bullet>
      <text:list-level-style-bullet text:level="7" text:bullet-char="•">
        <style:list-level-properties text:space-before="4.4944in" text:min-label-width="0.25in" text:list-level-position-and-space-mode="label-alignment">
          <style:list-level-label-alignment text:label-followed-by="listtab" fo:margin-left="4.7444in" fo:text-indent="-0.25in"/>
        </style:list-level-properties>
      </text:list-level-style-bullet>
      <text:list-level-style-bullet text:level="8" text:bullet-char="•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</text:list-level-style-bullet>
      <text:list-level-style-bullet text:level="9" text:bullet-char="•">
        <style:list-level-properties text:space-before="5.777in" text:min-label-width="0.25in" text:list-level-position-and-space-mode="label-alignment">
          <style:list-level-label-alignment text:label-followed-by="listtab" fo:margin-left="6.027in" fo:text-indent="-0.25in"/>
        </style:list-level-properties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55in" text:min-label-width="0.25in" text:list-level-position-and-space-mode="label-alignment">
          <style:list-level-label-alignment text:label-followed-by="listtab" fo:margin-left="1.25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05in" text:min-label-width="0.125in" text:list-level-position-and-space-mode="label-alignment">
          <style:list-level-label-alignment text:label-followed-by="listtab" fo:margin-left="1.7555in" fo:text-indent="-0.125in"/>
        </style:list-level-properties>
      </text:list-level-style-number>
      <text:list-level-style-number text:level="4" style:num-suffix="." style:num-format="1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55in" text:min-label-width="0.25in" text:list-level-position-and-space-mode="label-alignment">
          <style:list-level-label-alignment text:label-followed-by="listtab" fo:margin-left="2.75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05in" text:min-label-width="0.125in" text:list-level-position-and-space-mode="label-alignment">
          <style:list-level-label-alignment text:label-followed-by="listtab" fo:margin-left="3.2555in" fo:text-indent="-0.125in"/>
        </style:list-level-properties>
      </text:list-level-style-number>
      <text:list-level-style-number text:level="7" style:num-suffix="." style:num-format="1">
        <style:list-level-properties text:space-before="3.5055in" text:min-label-width="0.25in" text:list-level-position-and-space-mode="label-alignment">
          <style:list-level-label-alignment text:label-followed-by="listtab" fo:margin-left="3.75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55in" text:min-label-width="0.25in" text:list-level-position-and-space-mode="label-alignment">
          <style:list-level-label-alignment text:label-followed-by="listtab" fo:margin-left="4.25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05in" text:min-label-width="0.125in" text:list-level-position-and-space-mode="label-alignment">
          <style:list-level-label-alignment text:label-followed-by="listtab" fo:margin-left="4.755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Párrafodelista" style:family="paragraph">
      <style:paragraph-properties fo:line-height="200%" fo:margin-left="0in">
        <style:tab-stops/>
      </style:paragraph-properties>
    </style:style>
    <style:style style:name="T7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8" style:parent-style-name="Párrafodelista" style:family="paragraph">
      <style:paragraph-properties fo:line-height="150%" fo:margin-left="0in">
        <style:tab-stops/>
      </style:paragraph-properties>
    </style:style>
    <style:style style:name="T9" style:parent-style-name="Fuentedepárrafopredeter." style:family="text">
      <style:text-properties style:font-name="Calibri"/>
    </style:style>
    <style:style style:name="P10" style:parent-style-name="Párrafodelista" style:family="paragraph">
      <style:paragraph-properties fo:line-height="200%" fo:margin-left="0in">
        <style:tab-stops/>
      </style:paragraph-properties>
      <style:text-properties style:font-name="Calibri"/>
    </style:style>
    <style:style style:name="P11" style:parent-style-name="Párrafodelista" style:family="paragraph">
      <style:paragraph-properties fo:line-height="200%" fo:margin-left="0in">
        <style:tab-stops/>
      </style:paragraph-properties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2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3" style:parent-style-name="Textbody" style:family="paragraph">
      <style:paragraph-properties fo:text-align="justify" fo:line-height="150%" fo:text-indent="0in"/>
    </style:style>
    <style:style style:name="T14" style:parent-style-name="Fuentedepárrafopredeter." style:family="text">
      <style:text-properties fo:font-size="12pt" style:font-size-asian="12pt" style:font-size-complex="7pt"/>
    </style:style>
    <style:style style:name="T15" style:parent-style-name="Fuentedepárrafopredeter." style:family="text">
      <style:text-properties fo:font-size="12pt" style:font-size-asian="12pt" style:font-size-complex="7pt"/>
    </style:style>
    <style:style style:name="T16" style:parent-style-name="Fuentedepárrafopredeter." style:family="text">
      <style:text-properties fo:font-size="12pt" style:font-size-asian="12pt" style:font-size-complex="7pt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font-size="12pt" style:font-size-asian="12pt" style:font-size-complex="7pt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fo:font-size="12pt" style:font-size-asian="12pt" style:font-size-complex="7pt" style:text-underline-type="single" style:text-underline-style="solid" style:text-underline-width="auto" style:text-underline-mode="continuous"/>
    </style:style>
    <style:style style:name="P19" style:parent-style-name="Textbody" style:family="paragraph">
      <style:paragraph-properties fo:text-align="justify" fo:text-indent="0in"/>
      <style:text-properties fo:color="#538135" style:font-size-complex="18pt"/>
    </style:style>
    <style:style style:name="P20" style:parent-style-name="Textbody" style:family="paragraph">
      <style:paragraph-properties fo:text-align="justify" fo:text-indent="0in"/>
      <style:text-properties fo:color="#538135" style:font-size-complex="18pt"/>
    </style:style>
    <style:style style:name="P21" style:parent-style-name="Textbody" style:family="paragraph">
      <style:paragraph-properties fo:text-align="justify"/>
      <style:text-properties fo:font-weight="normal" style:font-weight-asian="normal" style:font-weight-complex="bold" fo:font-size="12pt" style:font-size-asian="12pt" style:font-size-complex="7pt"/>
    </style:style>
    <style:style style:name="P22" style:parent-style-name="Textbody" style:family="paragraph">
      <style:paragraph-properties fo:text-align="justify" fo:text-indent="0in"/>
      <style:text-properties fo:color="#538135" fo:font-size="14pt" style:font-size-asian="14pt" style:font-size-complex="16pt"/>
    </style:style>
    <style:style style:name="P23" style:parent-style-name="Textbody" style:family="paragraph">
      <style:paragraph-properties fo:text-align="justify"/>
    </style:style>
    <style:style style:name="T2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25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6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7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8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9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30" style:parent-style-name="Textbody" style:family="paragraph">
      <style:text-properties style:font-weight-complex="bold" fo:color="#538135" fo:font-size="14pt" style:font-size-asian="14pt" style:font-size-complex="16pt"/>
    </style:style>
    <style:style style:name="P31" style:parent-style-name="Textbody" style:family="paragraph">
      <style:text-properties style:font-weight-complex="bold" fo:color="#538135" fo:font-size="14pt" style:font-size-asian="14pt" style:font-size-complex="16pt"/>
    </style:style>
    <style:style style:name="P32" style:parent-style-name="Textbody" style:family="paragraph">
      <style:text-properties style:font-weight-complex="bold" fo:color="#538135" fo:font-size="14pt" style:font-size-asian="14pt" style:font-size-complex="16pt"/>
    </style:style>
    <style:style style:name="P33" style:parent-style-name="Textbody" style:family="paragraph">
      <style:text-properties style:font-weight-complex="bold" fo:color="#538135" fo:font-size="14pt" style:font-size-asian="14pt" style:font-size-complex="16pt"/>
    </style:style>
    <style:style style:name="P34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35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36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37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38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39" style:parent-style-name="Textbody" style:family="paragraph">
      <style:paragraph-properties fo:text-align="justify"/>
    </style:style>
    <style:style style:name="T4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4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4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4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4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4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46" style:parent-style-name="Fuentedepárrafopredeter." style:family="text">
      <style:text-properties style:font-weight-complex="bold" fo:color="#538135" fo:font-size="14pt" style:font-size-asian="14pt" style:font-size-complex="16pt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4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4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0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51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52" style:parent-style-name="Párrafodelista" style:family="paragraph"/>
    <style:style style:name="T53" style:parent-style-name="Fuentedepárrafopredeter." style:family="text">
      <style:text-properties style:font-name="Calibri" style:font-name-complex="Calibri" fo:font-weight="bold" style:font-weight-asian="bold" fo:color="#538135" fo:font-size="14pt" style:font-size-asian="14pt" style:font-size-complex="16pt"/>
    </style:style>
    <style:style style:name="T54" style:parent-style-name="Fuentedepárrafopredeter." style:family="text">
      <style:text-properties style:font-name="Calibri" style:font-name-complex="Calibri" fo:font-weight="bold" style:font-weight-asian="bold" fo:color="#538135" fo:font-size="14pt" style:font-size-asian="14pt" style:font-size-complex="16pt"/>
    </style:style>
    <style:style style:name="T5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6" style:parent-style-name="Fuentedepárrafopredeter." style:family="text">
      <style:text-properties style:font-name="Calibri" style:font-name-asian="Times" style:font-name-complex="Times" fo:font-weight="bold" style:font-weight-asian="bold" style:font-weight-complex="bold" fo:color="#538135" fo:font-size="14pt" style:font-size-asian="14pt" style:font-size-complex="16pt" style:language-complex="ar" style:country-complex="SA"/>
    </style:style>
    <style:style style:name="P57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58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59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60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61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62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63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64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65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66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67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68" style:parent-style-name="Textbody" style:family="paragraph">
      <style:paragraph-properties fo:text-align="justify"/>
    </style:style>
    <style:style style:name="T6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4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75" style:parent-style-name="Textbody" style:family="paragraph">
      <style:paragraph-properties fo:text-align="justify" fo:text-indent="0in"/>
      <style:text-properties style:font-weight-complex="bold" fo:color="#538135" fo:font-size="14pt" style:font-size-asian="14pt" style:font-size-complex="16pt"/>
    </style:style>
    <style:style style:name="P76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77" style:parent-style-name="Textbody" style:family="paragraph">
      <style:paragraph-properties fo:text-align="justify"/>
    </style:style>
    <style:style style:name="T7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9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 style:text-underline-type="single" style:text-underline-style="solid" style:text-underline-width="auto" style:text-underline-mode="continuous"/>
    </style:style>
    <style:style style:name="T8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81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82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83" style:parent-style-name="Textbody" style:family="paragraph">
      <style:paragraph-properties fo:text-align="justify"/>
    </style:style>
    <style:style style:name="T8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family="graphic" style:name="a0" style:parent-style-name="Graphics">
      <style:graphic-properties fo:wrap-option="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Cuadro de texto 1" text:anchor-type="paragraph" svg:x="0.23958in" svg:y="0.02083in" svg:width="5.65625in" svg:height="0.96389in" style:rel-width="scale" style:rel-height="scale"><draw:text-box><text:p text:style-name="P3">Módulo:<text:s/><text:tab/><text:tab/><text:tab/><text:tab/><text:tab/>Bases de Datos</text:p><text:p text:style-name="P4">UT06:<text:s/><text:tab/><text:tab/><text:tab/><text:tab/><text:tab/>Programación de BD</text:p><text:p text:style-name="P5">Actividad de desarrollo:<text:s/><text:tab/><text:tab/>Trigger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T7">1. Objetivo general</text:span></text:p>
      <text:p text:style-name="P8">Aprender a construir<text:s/>triggers<text:s/>en MySQL<text:span text:style-name="T9">.</text:span></text:p>
      <text:p text:style-name="P10"/>
      <text:p text:style-name="P11">2. Metodología y material.</text:p>
      <text:p text:style-name="P12">Máquina virtual con el sistema operativo Ubuntu y MySQL, Workbench y/o phpMyAdmin instalado. Consultar apuntes de la asignatura en el campus.<text:s/></text:p>
      <text:p text:style-name="P13"><text:span text:style-name="T14">IMPORTANTE:<text:s/></text:span><text:span text:style-name="T15">En esta práctica es necesario tener la base de datos<text:s/></text:span><text:span text:style-name="T16">FilmStore</text:span><text:span text:style-name="T17"><text:s/></text:span><text:span text:style-name="T18">cargada</text:span></text:p>
      <text:p text:style-name="P19"/>
      <text:p text:style-name="P20">3. <text:s/>Descripción:</text:p>
      <text:p text:style-name="P21">Usando el software MySQL Workbench crear scripts<text:s/>que realice los siquientes puntos:</text:p>
      <text:p text:style-name="P22"/>
      <text:list text:style-name="LFO15" text:continue-numbering="true">
        <text:list-item>
          <text:p text:style-name="P23"><text:span text:style-name="T24">TRIGGER BEFORE EN LA SENTENCIA UPDATE</text:span></text:p>
          <text:list text:continue-numbering="true">
            <text:list-item>
              <text:p text:style-name="P25">Utilizando la BD FilmStore genera un trigger que<text:s/>valide<text:s/>el código postal de un cliente antes de una sentencia UPDATE. Si por casualidad el nuevo valor es negativo, entonces asignaremos NULL a este atributo.<text:s/></text:p>
            </text:list-item>
            <text:list-item>
              <text:p text:style-name="P26">Comprobar si se ha creado bien<text:s/>(SHOW CREATE TRIGGER clientes_BU_Trigger_CP;)</text:p>
            </text:list-item>
            <text:list-item>
              <text:p text:style-name="P27">TEST: Actualizar el código postal (cp) a -1 del cliente con<text:s/>dni<text:s/>56987412X.<text:s/></text:p>
            </text:list-item>
            <text:list-item>
              <text:p text:style-name="P28">Comprobar que el trigger se ha activado y aparece NULL en el CP del cliente con<text:s/>dni<text:s/>56987412X.</text:p>
            </text:list-item>
            <text:list-item>
              <text:p text:style-name="P29">Modificar el trigger clientes_BU_Trigger_CP para que asigne NULL al CP si el valor introducido no está entre 0 y 52.999</text:p>
            </text:list-item>
            <text:list-item>
              <text:p text:style-name="P30">TEST: Actualizar el código postal (cp) a 58500 del cliente con dni 22.</text:p>
            </text:list-item>
            <text:list-item>
              <text:p text:style-name="P31">Comprobar que el trigger se ha activado y aparece NULL en el CP del cliente con dni<text:s/>56987412X.</text:p>
            </text:list-item>
            <text:list-item>
              <text:p text:style-name="P32">Crear un trigger para que cuando se modifique el precio de una película a un valor menor<text:s/>que 0 o mayor que 30 lo vuelva a dejar con el valor antiguo. (Como si no lo hubiese<text:s/>modificado)</text:p>
            </text:list-item>
            <text:list-item>
              <text:p text:style-name="P33">TEST: Actualizar el precio a 40 del código de película 1</text:p>
            </text:list-item>
            <text:list-item>
              <text:p text:style-name="P34">Comprobar que el trigger se ha activado y el precio no se ha modificado.</text:p>
            </text:list-item>
          </text:list>
        </text:list-item>
      </text:list>
      <text:p text:style-name="P35"/>
      <text:list text:style-name="LFO15" text:continue-numbering="true">
        <text:list-item>
          <text:p text:style-name="P36">TRIGGER AFTER EN LA SENTENCIA UPDATE<text:s/></text:p>
          <text:list text:continue-numbering="true">
            <text:list-item>
              <text:p text:style-name="P37">Para la actividad del negocio se ha creado un sistema de facturación sencillo, que registra las compras realizadas dentro de una tabla que contiene el detalle de las compras.<text:s/></text:p>
            </text:list-item>
            <text:list-item>
              <text:p text:style-name="P38">La tienda tiene 4 vendedores de turno, los cuales se encargan de registrar las compras de los clientes en el horario de funcionamiento.</text:p>
            </text:list-item>
            <text:list-item>
              <text:p text:style-name="P39"><text:span text:style-name="T40">Crear<text:s/></text:span><text:span text:style-name="T41">una</text:span><text:span text:style-name="T42"><text:s/>tabla</text:span><text:span text:style-name="T43">:<text:s/></text:span><text:span text:style-name="T44">log_updates</text:span><text:span text:style-name="T45">(</text:span><text:span text:style-name="T46">idUser</text:span><text:span text:style-name="T47">, descripción)</text:span><text:span text:style-name="T48">.</text:span><text:span text:style-name="T49"><text:s/></text:span><text:span text:style-name="T50">NOTA: idUser es el usuario que está ejecutando en ese momento la sentencia update</text:span><text:span text:style-name="T51">.</text:span></text:p>
            </text:list-item>
            <text:list-item>
              <text:p text:style-name="P52"><text:span text:style-name="T53">Crear el Trigger compras_AU_Trigger</text:span><text:span text:style-name="T54">.</text:span><text:span text:style-name="T55"><text:s/></text:span><text:span text:style-name="T56">Implementa un trigger que guarde los cambios realizados por los vendedores sobre la tabla COMPRAS en una nueva tabla que llamaremos<text:s/></text:span></text:p>
            </text:list-item>
          </text:list>
        </text:list-item>
      </text:list>
      <text:p text:style-name="P57"/>
      <text:p text:style-name="P58">Con este registro de logs sabemos si algún vendedor está alterando las facturas. Cada registro informa el usuario que modificó la tabla COMPRAS y muestra una descripción sobre los cambios en cada columna.<text:s/></text:p>
      <text:p text:style-name="P59"/>
      <text:list text:style-name="LFO15" text:continue-numbering="true">
        <text:list-item>
          <text:list>
            <text:list-item>
              <text:p text:style-name="P60">TEST: Modificar cualquier dato de la tabla compras y verificar si se agrega un registro con los cambios en la tabla log_updates.</text:p>
            </text:list-item>
          </text:list>
        </text:list-item>
      </text:list>
      <text:p text:style-name="P61"/>
      <text:p text:style-name="P62"/>
      <text:p text:style-name="P63"/>
      <text:soft-page-break/>
      <text:list text:style-name="LFO15" text:continue-numbering="true">
        <text:list-item>
          <text:p text:style-name="P64">TRIGGER BEFORE en la sentencia INSERT</text:p>
          <text:list text:continue-numbering="true">
            <text:list-item>
              <text:p text:style-name="P65">A continuación, conocerás como<text:s/>mantener la integridad de una base de datos con respecto a un atributo derivado.<text:s/></text:p>
            </text:list-item>
            <text:list-item>
              <text:p text:style-name="P66">Crea una tabla llamada:<text:s/>TOTAL_COMPRAS<text:s/>en ella se<text:s/>almacenarán<text:s/>las ventas totales que se han hecho a cada cliente del negocio, es decir, la cantidad invertida por cada cliente.<text:s/></text:p>
            </text:list-item>
          </text:list>
        </text:list-item>
      </text:list>
      <text:p text:style-name="P67">EJ: Si el cliente Pedro Sánchez en una ocasión compró 10€, luego compró 12€ y hace poco ha vuelto a comprar 10€, entonces el total vendido a este cliente es de 32€.</text:p>
      <text:list text:style-name="LFO15" text:continue-numbering="true">
        <text:list-item>
          <text:list>
            <text:list-item>
              <text:p text:style-name="P68"><text:span text:style-name="T69">Vamos a suponer ahora que eliminamos<text:s/></text:span><text:span text:style-name="T70">la última compra realizada</text:span><text:span text:style-name="T71"><text:s/>por este cliente, ¿</text:span><text:span text:style-name="T72">qué</text:span><text:span text:style-name="T73"><text:s/>pasaría con el registro en TOTAL_COMPRAS?<text:s/></text:span><text:span text:style-name="T74">¿quedaría desactualizado no?</text:span></text:p>
            </text:list-item>
            <text:list-item>
              <text:p text:style-name="P75">Para solucionar esta situación vamos a<text:s/>crear<text:s/>tres Triggers. Para que cada vez que use un comando DML en la tabla<text:s/>COMPRAS, no tenga que preocuparse por actualizar manualmente TOTAL_COMPRAS<text:s/></text:p>
              <text:list text:continue-numbering="true">
                <text:list-item>
                  <text:p text:style-name="P76">Crear los triggers compras_BI_Trigger, compras_BU_Trigger y compras_BD_Trigger<text:s/></text:p>
                </text:list-item>
              </text:list>
            </text:list-item>
            <text:list-item>
              <text:p text:style-name="P77"><text:span text:style-name="T78">TEST: Eliminar la base de datos. Ahora crear la base de datos,</text:span><text:span text:style-name="T79"><text:s/>pero antes de insertar ningún dato en ella crear la 3 triggers<text:s/></text:span><text:span text:style-name="T80">del punto anterior. Comprobar que la tabla TOTAL_COMPRAS se ha rellenado.<text:s/></text:span></text:p>
            </text:list-item>
            <text:list-item>
              <text:p text:style-name="P81">TEST: Insertar una nueva compra y comprobar que la tabla TOTAL_COMPRAS se actualiza.</text:p>
            </text:list-item>
            <text:list-item>
              <text:p text:style-name="P82">TEST: Modificar el código de la película de la compra anterior y comprobar que la tabla TOTAL_COMPRAS se actualiza.<text:s/></text:p>
            </text:list-item>
            <text:list-item>
              <text:p text:style-name="P83"><text:span text:style-name="T84">TEST: Eliminar la compra anterior y comprobar que la tabla TOTAL_COMPRAS se actualiz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style:vertical-align="baseline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2LVL3" style:family="text">
      <style:text-properties style:font-name="Calibri" style:font-name-asian="Times" style:font-name-complex="Calibri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4LVL1" style:family="text">
      <style:text-properties style:font-name="OpenSymbol" style:font-name-asian="OpenSymbol" fo:color="#0065CC" style:text-scale="99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bullet text:level="1" text:style-name="WW_CharLFO14LVL1" text:bullet-char="◦">
        <style:list-level-properties text:space-before="0.6486in" text:min-label-width="0.25in" text:list-level-position-and-space-mode="label-alignment">
          <style:list-level-label-alignment text:label-followed-by="listtab" fo:margin-left="0.8986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</text:list-level-style-bullet>
      <text:list-level-style-bullet text:level="3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4" text:bullet-char="•">
        <style:list-level-properties text:space-before="2.5715in" text:min-label-width="0.25in" text:list-level-position-and-space-mode="label-alignment">
          <style:list-level-label-alignment text:label-followed-by="listtab" fo:margin-left="2.8215in" fo:text-indent="-0.25in"/>
        </style:list-level-properties>
      </text:list-level-style-bullet>
      <text:list-level-style-bullet text:level="5" text:bullet-char="•">
        <style:list-level-properties text:space-before="3.2125in" text:min-label-width="0.25in" text:list-level-position-and-space-mode="label-alignment">
          <style:list-level-label-alignment text:label-followed-by="listtab" fo:margin-left="3.4625in" fo:text-indent="-0.25in"/>
        </style:list-level-properties>
      </text:list-level-style-bullet>
      <text:list-level-style-bullet text:level="6" text:bullet-char="•">
        <style:list-level-properties text:space-before="3.8534in" text:min-label-width="0.25in" text:list-level-position-and-space-mode="label-alignment">
          <style:list-level-label-alignment text:label-followed-by="listtab" fo:margin-left="4.1034in" fo:text-indent="-0.25in"/>
        </style:list-level-properties>
      </text:list-level-style-bullet>
      <text:list-level-style-bullet text:level="7" text:bullet-char="•">
        <style:list-level-properties text:space-before="4.4944in" text:min-label-width="0.25in" text:list-level-position-and-space-mode="label-alignment">
          <style:list-level-label-alignment text:label-followed-by="listtab" fo:margin-left="4.7444in" fo:text-indent="-0.25in"/>
        </style:list-level-properties>
      </text:list-level-style-bullet>
      <text:list-level-style-bullet text:level="8" text:bullet-char="•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</text:list-level-style-bullet>
      <text:list-level-style-bullet text:level="9" text:bullet-char="•">
        <style:list-level-properties text:space-before="5.777in" text:min-label-width="0.25in" text:list-level-position-and-space-mode="label-alignment">
          <style:list-level-label-alignment text:label-followed-by="listtab" fo:margin-left="6.027in" fo:text-indent="-0.25in"/>
        </style:list-level-properties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55in" text:min-label-width="0.25in" text:list-level-position-and-space-mode="label-alignment">
          <style:list-level-label-alignment text:label-followed-by="listtab" fo:margin-left="1.25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05in" text:min-label-width="0.125in" text:list-level-position-and-space-mode="label-alignment">
          <style:list-level-label-alignment text:label-followed-by="listtab" fo:margin-left="1.7555in" fo:text-indent="-0.125in"/>
        </style:list-level-properties>
      </text:list-level-style-number>
      <text:list-level-style-number text:level="4" style:num-suffix="." style:num-format="1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55in" text:min-label-width="0.25in" text:list-level-position-and-space-mode="label-alignment">
          <style:list-level-label-alignment text:label-followed-by="listtab" fo:margin-left="2.75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05in" text:min-label-width="0.125in" text:list-level-position-and-space-mode="label-alignment">
          <style:list-level-label-alignment text:label-followed-by="listtab" fo:margin-left="3.2555in" fo:text-indent="-0.125in"/>
        </style:list-level-properties>
      </text:list-level-style-number>
      <text:list-level-style-number text:level="7" style:num-suffix="." style:num-format="1">
        <style:list-level-properties text:space-before="3.5055in" text:min-label-width="0.25in" text:list-level-position-and-space-mode="label-alignment">
          <style:list-level-label-alignment text:label-followed-by="listtab" fo:margin-left="3.75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55in" text:min-label-width="0.25in" text:list-level-position-and-space-mode="label-alignment">
          <style:list-level-label-alignment text:label-followed-by="listtab" fo:margin-left="4.25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05in" text:min-label-width="0.125in" text:list-level-position-and-space-mode="label-alignment">
          <style:list-level-label-alignment text:label-followed-by="listtab" fo:margin-left="4.755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4-05-09T12:02:00Z</meta:creation-date>
    <dc:date>2024-05-09T12:02:00Z</dc:date>
    <meta:template xlink:href="Normal.dotm" xlink:type="simple"/>
    <meta:editing-cycles>2</meta:editing-cycles>
    <meta:editing-duration>PT0S</meta:editing-duration>
    <meta:document-statistic meta:page-count="3" meta:paragraph-count="7" meta:word-count="603" meta:character-count="3918" meta:row-count="27" meta:non-whitespace-character-count="3322"/>
  </office:meta>
</office:document-meta>
</file>